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8c6e79" officeooo:paragraph-rsid="008c6e79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weight="normal" officeooo:rsid="008d3384" officeooo:paragraph-rsid="008d3384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8f301b" officeooo:paragraph-rsid="008f301b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normal" officeooo:rsid="0091d0ba" officeooo:paragraph-rsid="0091d0ba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weight="normal" officeooo:rsid="0091d0ba" officeooo:paragraph-rsid="0096c633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officeooo:rsid="009a8ae4" officeooo:paragraph-rsid="009a8ae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9" style:family="paragraph" style:parent-style-name="Standard">
      <style:paragraph-properties fo:text-align="start" style:justify-single-word="false"/>
      <style:text-properties officeooo:rsid="009be0d5" officeooo:paragraph-rsid="009be0d5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9be0d5" officeooo:paragraph-rsid="009be0d5"/>
    </style:style>
    <style:style style:name="T1" style:family="text">
      <style:text-properties officeooo:rsid="008ae301"/>
    </style:style>
    <style:style style:name="T2" style:family="text">
      <style:text-properties officeooo:rsid="008e3da6"/>
    </style:style>
    <style:style style:name="T3" style:family="text">
      <style:text-properties officeooo:rsid="0094e149"/>
    </style:style>
    <style:style style:name="T4" style:family="text">
      <style:text-properties officeooo:rsid="0096c6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jango</text:span> Learning</text:p>
      <text:p text:style-name="P9">Framework:</text:p>
      <text:list xml:id="list3681814146" text:style-name="L2">
        <text:list-item>
          <text:p text:style-name="P10"/>
        </text:list-item>
      </text:list>
      <text:p text:style-name="P1"/>
      <text:list xml:id="list2628118865" text:style-name="L1">
        <text:list-item>
          <text:p text:style-name="P2">django-admin startproject PROJ-NAME (Create a new project)</text:p>
        </text:list-item>
        <text:list-item>
          <text:p text:style-name="P3">python manage.py runserver<text:tab/>(<text:span text:style-name="T2">Run project</text:span>)</text:p>
        </text:list-item>
        <text:list-item>
          <text:p text:style-name="P4">python manage.py startapp APP-NAME<text:tab/>(Creates an app in the project)</text:p>
        </text:list-item>
        <text:list-item>
          <text:p text:style-name="P5">python manage.py makemigrations<text:tab/><text:tab/>(<text:span text:style-name="T3">Create migration</text:span>)</text:p>
        </text:list-item>
        <text:list-item>
          <text:p text:style-name="P6">python manage.py migrat<text:span text:style-name="T4">e<text:tab/><text:tab/><text:tab/>(Perform migration)</text:span></text:p>
        </text:list-item>
        <text:list-item>
          <text:p text:style-name="P7">python manage.py createsuperuser<text:tab/><text:tab/>(Creates a superuser i.e admin)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13T19:15:31.197688178</dc:date>
    <meta:editing-duration>PT11H49M20S</meta:editing-duration>
    <meta:editing-cycles>11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1" meta:character-count="359" meta:non-whitespace-character-count="320"/>
  </office:meta>
</office:document-meta>
</file>